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1.08mm" fo:margin-left="33.39mm" table:align="left" style:writing-mode="lr-tb"/>
    </style:style>
    <style:style style:name="Table1.A" style:family="table-column">
      <style:table-column-properties style:column-width="102.45mm"/>
    </style:style>
    <style:style style:name="Table1.B" style:family="table-column">
      <style:table-column-properties style:column-width="9.01mm"/>
    </style:style>
    <style:style style:name="Table1.C" style:family="table-column">
      <style:table-column-properties style:column-width="29.62mm"/>
    </style:style>
    <style:style style:name="Table1.1" style:family="table-row">
      <style:table-row-properties style:row-height="35.1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1.75pt solid #000001"/>
    </style:style>
    <style:style style:name="Table1.2" style:family="table-row">
      <style:table-row-properties style:row-height="1.31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75pt solid #000001" fo:border-bottom="none"/>
    </style:style>
    <style:style style:name="Table4" style:family="table">
      <style:table-properties style:width="162.98mm" table:align="margins" style:writing-mode="lr-tb"/>
    </style:style>
    <style:style style:name="Table4.A" style:family="table-column">
      <style:table-column-properties style:column-width="81.49mm" style:rel-column-width="32767*"/>
    </style:style>
    <style:style style:name="Table4.B" style:family="table-column">
      <style:table-column-properties style:column-width="81.49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3.5pt" fo:letter-spacing="0.18mm" fo:font-weight="bold" style:font-size-asian="13.5pt" style:font-weight-asian="bold"/>
    </style:style>
    <style:style style:name="P3" style:family="paragraph" style:parent-style-name="Standard">
      <style:paragraph-properties fo:line-height="77%" fo:text-align="center" style:justify-single-word="false"/>
      <style:text-properties fo:color="#000000" style:font-name="Times New Roman" fo:font-size="13.5pt" fo:letter-spacing="-0.6mm" fo:font-weight="bold" style:font-size-asian="13.5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8pt" style:font-size-asian="8pt"/>
    </style:style>
    <style:style style:name="P5" style:family="paragraph" style:parent-style-name="Standard">
      <style:text-properties fo:color="#000000" style:font-name="Times New Roman" fo:font-size="8pt" fo:letter-spacing="0.14mm" style:font-size-asian="8pt"/>
    </style:style>
    <style:style style:name="P6" style:family="paragraph" style:parent-style-name="Standard">
      <style:text-properties fo:color="#000000" style:font-name="Times New Roman" fo:font-size="10.5pt" fo:letter-spacing="0.11mm" style:font-size-asian="10.5pt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" fo:font-size="10.5pt" fo:letter-spacing="0.11mm" style:font-size-asian="10.5pt"/>
    </style:style>
    <style:style style:name="P8" style:family="paragraph" style:parent-style-name="Standard">
      <style:paragraph-properties fo:margin-top="2.54mm" fo:margin-bottom="0mm" fo:line-height="130%" fo:text-align="center" style:justify-single-word="false"/>
      <style:text-properties fo:color="#000000" style:font-name="Times New Roman" fo:font-size="8pt" fo:letter-spacing="0.21mm" style:font-size-asian="8pt"/>
    </style:style>
    <style:style style:name="P9" style:family="paragraph" style:parent-style-name="Standard">
      <style:paragraph-properties fo:margin-top="0mm" fo:margin-bottom="5.36mm" fo:line-height="0.35mm"/>
    </style:style>
    <style:style style:name="P10" style:family="paragraph" style:parent-style-name="Standard">
      <style:paragraph-properties fo:margin-left="0mm" fo:margin-right="93.98mm" fo:margin-top="12.7mm" fo:margin-bottom="0mm" fo:text-indent="0mm" style:auto-text-indent="false"/>
    </style:style>
    <style:style style:name="P11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37.96mm" style:leader-style="dotted" style:leader-text="."/>
          <style:tab-stop style:position="100.26mm" style:type="right" style:leader-style="dotted" style:leader-text="."/>
          <style:tab-stop style:position="110.0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85.09mm" fo:margin-right="0mm" fo:margin-top="8.26mm" fo:margin-bottom="0mm" fo:text-indent="0mm" style:auto-text-indent="false">
        <style:tab-stops>
          <style:tab-stop style:position="100.26mm" style:type="right"/>
          <style:tab-stop style:position="160.39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53.34mm" fo:margin-right="0mm" fo:margin-top="3.18mm" fo:margin-bottom="2.54mm" fo:text-indent="0mm" style:auto-text-indent="false"/>
    </style:style>
    <style:style style:name="P14" style:family="paragraph" style:parent-style-name="Standard">
      <style:paragraph-properties fo:margin-left="2.54mm" fo:margin-right="0mm" fo:margin-top="0mm" fo:margin-bottom="4.45mm" fo:text-indent="-2.54mm" style:auto-text-indent="false">
        <style:tab-stops>
          <style:tab-stop style:position="77.79mm" style:leader-style="dotted" style:leader-text="."/>
          <style:tab-stop style:position="103.98mm" style:leader-style="dotted" style:leader-text="."/>
          <style:tab-stop style:position="116.38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1.27mm" fo:margin-bottom="0mm" fo:line-height="78%" fo:text-align="center" style:justify-single-word="false"/>
      <style:text-properties fo:color="#000000" style:font-name="Verdana" fo:font-size="34.5pt" style:font-size-asian="34.5pt" style:text-scale="105%"/>
    </style:style>
    <style:style style:name="P16" style:family="paragraph" style:parent-style-name="Standard">
      <style:paragraph-properties fo:margin-top="7.62mm" fo:margin-bottom="0mm"/>
      <style:text-properties fo:color="#000000" style:font-name="Times New Roman" fo:font-size="10.5pt" style:font-size-asian="10.5pt"/>
    </style:style>
    <style:style style:name="P17" style:family="paragraph" style:parent-style-name="Standard">
      <style:paragraph-properties fo:margin-left="6.35mm" fo:margin-right="0mm" fo:margin-top="2.54mm" fo:margin-bottom="0mm" fo:line-height="115%" fo:text-indent="0mm" style:auto-text-indent="false"/>
      <style:text-properties fo:color="#000000" style:font-name="Times New Roman" fo:font-size="10.5pt" fo:letter-spacing="0.16mm" style:font-size-asian="10.5pt"/>
    </style:style>
    <style:style style:name="P18" style:family="paragraph" style:parent-style-name="Standard">
      <style:paragraph-properties fo:margin-left="6.35mm" fo:margin-right="0mm" fo:margin-top="18.42mm" fo:margin-bottom="0mm" fo:text-indent="0mm" style:auto-text-indent="false"/>
      <style:text-properties fo:color="#000000" style:font-name="Times New Roman" fo:font-size="10.5pt" fo:letter-spacing="0.09mm" style:font-size-asian="10.5pt"/>
    </style:style>
    <style:style style:name="P19" style:family="paragraph" style:parent-style-name="Standard">
      <style:paragraph-properties fo:margin-left="6.35mm" fo:margin-right="0mm" fo:margin-top="8.26mm" fo:margin-bottom="0mm" fo:text-indent="0mm" style:auto-text-indent="false"/>
      <style:text-properties fo:color="#000000" style:font-name="Times New Roman" fo:font-size="10.5pt" fo:letter-spacing="0.12mm" style:font-size-asian="10.5pt"/>
    </style:style>
    <style:style style:name="P20" style:family="paragraph" style:parent-style-name="Standard">
      <style:paragraph-properties fo:margin-left="2.54mm" fo:margin-right="0mm" fo:margin-top="1.91mm" fo:margin-bottom="0mm" fo:text-indent="0mm" style:auto-text-indent="false"/>
      <style:text-properties fo:color="#000000" style:font-name="Times New Roman" fo:font-size="8pt" fo:letter-spacing="0.12mm" style:font-size-asian="8pt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>
      <style:paragraph-properties fo:margin-left="0mm" fo:margin-right="1.27mm" fo:margin-top="8.26mm" fo:margin-bottom="0mm" fo:line-height="231%" fo:text-indent="6.35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30" style:family="paragraph" style:parent-style-name="Standard" style:master-page-name="Standard">
      <style:paragraph-properties fo:line-height="0%" style:page-number="auto"/>
    </style:style>
    <style:style style:name="T1" style:family="text">
      <style:text-properties fo:color="#000000" style:font-name="Times New Roman" fo:font-size="8pt" fo:letter-spacing="0.21mm" style:font-size-asian="8pt"/>
    </style:style>
    <style:style style:name="T2" style:family="text">
      <style:text-properties fo:color="#000000" style:font-name="Times New Roman" fo:font-size="8pt" fo:letter-spacing="0.11mm" style:font-size-asian="8pt"/>
    </style:style>
    <style:style style:name="T3" style:family="text">
      <style:text-properties fo:color="#000000" style:font-name="Times New Roman" fo:font-size="8pt" fo:letter-spacing="0.19mm" style:font-size-asian="8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14mm" style:font-size-asian="10.5pt"/>
    </style:style>
    <style:style style:name="T6" style:family="text">
      <style:text-properties fo:color="#000000" style:font-name="Times New Roman" fo:font-size="10.5pt" fo:letter-spacing="0.11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fo:letter-spacing="0.02mm" style:font-size-asian="10.5pt"/>
    </style:style>
    <style:style style:name="T9" style:family="text">
      <style:text-properties fo:color="#000000" style:font-name="Times New Roman" fo:font-size="10.5pt" fo:letter-spacing="0.09mm" style:font-size-asian="10.5pt"/>
    </style:style>
    <style:style style:name="T10" style:family="text">
      <style:text-properties fo:color="#000000" style:font-name="Times New Roman" fo:font-size="10.5pt" fo:letter-spacing="4.5mm" style:font-size-asian="10.5pt"/>
    </style:style>
    <style:style style:name="T11" style:family="text">
      <style:text-properties fo:color="#000000" style:font-name="Times New Roman" fo:font-size="10.5pt" fo:letter-spacing="0.05mm" style:font-size-asian="10.5pt"/>
    </style:style>
    <style:style style:name="T12" style:family="text">
      <style:text-properties fo:color="#000000" style:font-name="Times New Roman" fo:font-size="10.5pt" fo:letter-spacing="0.25mm" style:font-size-asian="10.5pt"/>
    </style:style>
    <style:style style:name="T13" style:family="text">
      <style:text-properties fo:color="#000000" style:font-name="Times New Roman" fo:font-size="10.5pt" fo:letter-spacing="0.18mm" style:font-size-asian="10.5pt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9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2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THE COMPANIES ACT <text:line-break/>(CHAPTER 50)/</text:p>
            <text:p text:style-name="P1"><text:span text:style-name="T4">The Companies Regulations 1987 <text:line-break/></text:span><text:span text:style-name="T5">4Sections 17 (7), 26 (2), 30 (4), 31 (1) and (2), <text:line-break/>33 (9), 34, 186 (1), 227B (1) and 290 (2)/ <text:line-break/></text:span><text:span text:style-name="T6">Regulations 24 and 66</text:span></text:p>
            <text:p text:style-name="P2"><text:s/>NOTICE OF RESOLU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">FORM</text:p>
            <text:p text:style-name="P15">11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">Folio No</text:p>
          </table:table-cell>
        </table:table-row>
      </table:table>
      <text:p text:style-name="P9"/>
      <text:p text:style-name="P7">Folio No</text:p>
      <text:p text:style-name="P6">Name of Company: <text:span text:style-name="T19"><text:placeholder text:placeholder-type="text">&lt;o.name&gt;</text:placeholder></text:span></text:p>
      <text:p text:style-name="P16">Company No: <text:span text:style-name="T20"><text:placeholder text:placeholder-type="text">&lt;o.uen&gt;</text:placeholder></text:span></text:p>
      <text:p text:style-name="P10"><text:span text:style-name="T8">The Registrar of Companies &amp; Businesses, </text:span><text:span text:style-name="T7">Singapore</text:span></text:p>
      <text:p text:style-name="P29"><text:span text:style-name="T9">At a (general) meeting of the *members/creditors/directors of the abovenamed company duly </text:span><text:span text:style-name="T5">convened and held at <text:tab/>.……………..</text:span><text:bookmark text:name="_GoBack"/><text:span text:style-name="T9"> …………….</text:span><text:span text:style-name="T10">on</text:span><text:span text:style-name="T5"><text:tab/>.……………..</text:span><text:span text:style-name="T9"> <text:s/>……………</text:span><text:span text:style-name="T11">.,the *spec</text:span><text:span text:style-name="T9">ial/ ordinary/Directors'</text:span><text:span text:style-name="T11"> resolution set out *below/in the tannexure marked with the letter "A" and signed by </text:span><text:span text:style-name="T6">me for purposes of identification was *duly passed/agreed to.</text:span></text:p>
      <text:p text:style-name="P17">(Set out resolution here if a copy thereof is not annexed).</text:p>
      <text:p text:style-name="P18">Name(s) of person(s) who signed *this/these resolution(s)/minute(s) was/were:</text:p>
      <text:p text:style-name="P19">The designation of the person signing the resolution(s) in the abovenamed company is:</text:p>
      <text:p text:style-name="P11"><text:span text:style-name="T12">Dated this <text:tab/></text:span><text:span text:style-name="T13"> day of <text:tab/></text:span><text:span text:style-name="T6"> 19 <text:tab/></text:span></text:p>
      <text:p text:style-name="P12"><text:span text:style-name="T7"><text:tab/></text:span><text:span text:style-name="T13">Signature: <text:tab/></text:span></text:p>
      <text:p text:style-name="P13"><text:span text:style-name="T4">Name of *Director/Secretary</text:span><text:span text:style-name="T13">:………………………………………..</text:span></text:p>
      <text:p text:style-name="P20">Delete whichever references to sections are inapplicable.</text:p>
      <text:p text:style-name="P5">* Delete where inapplicable.</text:p>
      <text:p text:style-name="P14"><text:span text:style-name="T2">+ Where a copy of the resolution is annexed, the annexure is to be endorsed as follows: "This is the annexure marked "A" referred </text:span><text:span text:style-name="T3">to in the notice of resolution signed by me on the <text:tab/></text:span><text:span text:style-name="T1"> day of <text:tab/></text:span><text:span text:style-name="T2"> 19 <text:tab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text:span text:style-name="T14">Lodged in the office of the Registrar of Companies &amp; </text:span><text:span text:style-name="T15">Businesses by</text:span></text:p>
            <text:p text:style-name="P24">Name:</text:p>
            <text:p text:style-name="P26">Address:</text:p>
            <text:p text:style-name="P27"><text:span text:style-name="T17">A/c No:<text:tab/></text:span><text:span text:style-name="T16">Tel No:</text:span></text:p>
            <text:p text:style-name="P21">Fax No: </text:p>
          </table:table-cell>
          <table:table-cell table:style-name="Table4.A1" office:value-type="string">
            <text:p text:style-name="P23">For Official Use</text:p>
            <text:p text:style-name="P28"><text:span text:style-name="T18">Date of Registration: </text:span><text:span text:style-name="T16">Receipt No:</text:span></text:p>
            <text:p text:style-name="P2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2.72mm" fo:margin-left="24.38mm" fo:margin-right="22.86mm" style:writing-mode="lr-tb" style:layout-grid-color="#c0c0c0" style:layout-grid-lines="2766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1</meta:editing-cycles>
    <meta:creation-date>2015-12-16T03:54:00</meta:creation-date>
    <dc:date>2016-01-01T10:43:37</dc:date>
    <meta:editing-duration>PT1M21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222" meta:character-count="1391" meta:non-whitespace-character-count="11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